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13000000B7D626EDF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Albany1" svg:font-family="Albany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lbany2" svg:font-family="Albany" style:font-adornments="Fett" style:font-pitch="variable"/>
    <style:font-face style:name="Albany" svg:font-family="Albany" style:font-adornments="Standard" style:font-pitch="variable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81cm" fo:margin-left="0cm" fo:margin-right="-0.005cm" fo:margin-top="0cm" fo:margin-bottom="0cm" table:align="margins"/>
    </style:style>
    <style:style style:name="Tabelle1.A" style:family="table-column">
      <style:table-column-properties style:column-width="7.184cm" style:rel-column-width="27726*"/>
    </style:style>
    <style:style style:name="Tabelle1.B" style:family="table-column">
      <style:table-column-properties style:column-width="3.986cm" style:rel-column-width="15384*"/>
    </style:style>
    <style:style style:name="Tabelle1.C" style:family="table-column">
      <style:table-column-properties style:column-width="5.81cm" style:rel-column-width="22425*"/>
    </style:style>
    <style:style style:name="Tabelle1.1" style:family="table-row">
      <style:table-row-properties style:row-height="0.503cm"/>
    </style:style>
    <style:style style:name="Tabelle1.2" style:family="table-row">
      <style:table-row-properties style:row-height="0.529cm"/>
    </style:style>
    <style:style style:name="Tabelle2" style:family="table">
      <style:table-properties style:width="2.745cm" table:align="margins"/>
    </style:style>
    <style:style style:name="Tabelle2.A" style:family="table-column">
      <style:table-column-properties style:column-width="2.745cm" style:rel-column-width="65535*"/>
    </style:style>
    <style:style style:name="Tabelle2.1" style:family="table-row">
      <style:table-row-properties style:min-row-height="0.381cm"/>
    </style:style>
    <style:style style:name="P1" style:family="paragraph" style:parent-style-name="Header">
      <style:paragraph-properties fo:text-align="start" style:justify-single-word="false"/>
      <style:text-properties fo:color="#579d1c" style:font-name="Arial"/>
    </style:style>
    <style:style style:name="P2" style:family="paragraph" style:parent-style-name="Header_20_right">
      <style:paragraph-properties fo:text-align="start" style:justify-single-word="false"/>
      <style:text-properties fo:color="#579d1c" style:font-name="Arial"/>
    </style:style>
    <style:style style:name="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Frame_20_contents">
      <style:text-properties style:font-name="Cumberland" fo:font-size="2pt" style:font-size-asian="2pt" style:font-size-complex="2pt"/>
    </style:style>
    <style:style style:name="P8" style:family="paragraph" style:parent-style-name="Frame_20_contents">
      <style:text-properties style:font-name="Cumberland" fo:font-size="8pt" style:font-size-asian="8pt" style:font-size-complex="8pt"/>
    </style:style>
    <style:style style:name="P9" style:family="paragraph" style:parent-style-name="Frame_20_contents">
      <style:text-properties fo:font-size="2pt" style:font-size-asian="2pt" style:font-size-complex="2pt"/>
    </style:style>
    <style:style style:name="P10" style:family="paragraph" style:parent-style-name="Frame_20_contents">
      <style:text-properties fo:color="#999999" style:font-name="StarSymbol1" style:font-name-asian="StarSymbol1" style:font-name-complex="StarSymbol1"/>
    </style:style>
    <style:style style:name="P11" style:family="paragraph" style:parent-style-name="Frame_20_contents">
      <style:text-properties fo:font-size="8pt" style:font-size-asian="8pt" style:font-size-complex="8pt"/>
    </style:style>
    <style:style style:name="P12" style:family="paragraph" style:parent-style-name="Fram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ender">
      <style:paragraph-properties fo:text-align="start" style:justify-single-word="false"/>
      <style:text-properties fo:font-size="6.5pt" style:font-size-asian="6.5pt" style:font-size-complex="6.5pt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Opening"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Fram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Frame_20_contents">
      <style:paragraph-properties fo:text-align="justify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Opening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Opening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Date" style:master-page-name="First_20_Page">
      <style:paragraph-properties fo:margin-left="0cm" fo:margin-right="0cm" fo:text-indent="0cm" style:auto-text-indent="false" style:page-number="auto"/>
      <style:text-properties style:text-underline-style="none"/>
    </style:style>
    <style:style style:name="P23" style:family="paragraph">
      <style:paragraph-properties fo:text-align="center"/>
    </style:style>
    <style:style style:name="T1" style:family="text">
      <style:text-properties fo:color="#579d1c" style:font-name="Arial" fo:font-weight="bold" style:font-weight-asian="bold" style:font-weight-complex="bold"/>
    </style:style>
    <style:style style:name="T2" style:family="text">
      <style:text-properties fo:color="#579d1c"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/>
    </style:style>
    <style:style style:name="T5" style:family="text">
      <style:text-properties style:use-window-font-color="true" style:font-name="Arial" fo:font-weight="bold" style:font-weight-asian="bold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.199cm" fo:margin-right="0cm" style:vertical-pos="from-top" style:vertical-rel="page" style:horizontal-pos="right" style:horizontal-rel="page-content" fo:padding="0cm" fo:border="none" style:shadow="none"/>
    </style:style>
    <style:style style:name="fr3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Frame">
      <style:graphic-properties style:run-through="foreground" style:wrap="none" style:vertical-pos="from-top" style:vertical-rel="page" style:horizontal-pos="from-left" style:horizontal-rel="page-content" fo:background-color="transparent" style:background-transparency="100%" fo:padding="0cm" fo:border="none" style:shadow="none">
        <style:background-image/>
      </style:graphic-properties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arkranstädt" text:name="City"/>
        <text:user-field-decl office:value-type="string" office:string-value="Metcera GmbH" text:name="Company"/>
        <text:user-field-decl office:value-type="string" office:string-value="04420" text:name="PostCode"/>
        <text:user-field-decl office:value-type="string" office:string-value="Edisonstraße 9" text:name="Street"/>
        <text:user-field-decl office:value-type="string" office:string-value="Sehr geehrte Damen und Herren" text:name="Salutation"/>
        <text:user-field-decl office:value-type="string" office:string-value="Mit freundlichen Grüßen" text:name="Greeting"/>
        <text:user-field-decl office:value-type="string" office:string-value="CT" text:name="State"/>
      </text:user-field-decls>
      <draw:frame draw:style-name="fr1" draw:name="Receiver Address" text:anchor-type="page" text:anchor-page-number="1" svg:x="2.14cm" svg:y="5.138cm" svg:width="7.444cm" draw:z-index="1">
        <draw:text-box fo:min-height="2.512cm">
          <text:p text:style-name="Standard"/>
          <text:p text:style-name="Standard"/>
        </draw:text-box>
      </draw:frame>
      <draw:frame draw:style-name="fr1" draw:name="Sender Address Repeated" text:anchor-type="page" text:anchor-page-number="1" svg:x="2.14cm" svg:y="4.359cm" svg:width="7.444cm" draw:z-index="0">
        <draw:text-box fo:min-height="0.949cm">
          <text:p text:style-name="P13"/>
          <text:section text:style-name="Sect1" text:name="Sender Address Repeated">
            <text:p text:style-name="P14">Kunde:</text:p>
          </text:section>
        </draw:text-box>
      </draw:frame>
      <draw:frame draw:style-name="fr2" draw:name="Frame1" text:anchor-type="page" text:anchor-page-number="1" svg:y="9.999cm" svg:width="2.745cm" draw:z-index="2">
        <draw:text-box fo:min-height="0.889cm">
          <table:table table:name="Tabelle2" table:style-name="Tabelle2">
            <table:table-column table:style-name="Tabelle2.A"/>
            <table:table-row table:style-name="Tabelle2.1">
              <table:table-cell office:value-type="string">
                <text:p text:style-name="P18">Datum:</text:p>
              </table:table-cell>
            </table:table-row>
            <table:table-row table:style-name="Tabelle2.1">
              <table:table-cell office:value-type="string">
                <text:p text:style-name="P11"/>
              </table:table-cell>
            </table:table-row>
          </table:table>
          <text:p text:style-name="P9"/>
        </draw:text-box>
      </draw:frame>
      <draw:frame draw:style-name="fr3" draw:name="Bend Marks" text:anchor-type="page" text:anchor-page-number="1" svg:x="0.67cm" svg:y="9.5cm" svg:width="1cm" svg:height="12cm" draw:z-index="3">
        <draw:text-box>
          <text:section text:style-name="Sect1" text:name="Bend Marks">
            <text:p text:style-name="P10"><draw:line text:anchor-type="paragraph" draw:z-index="4" draw:style-name="gr1" draw:text-style-name="P23" svg:x1="0cm" svg:y1="10.5cm" svg:x2="0.75cm" svg:y2="10.5cm"><text:p/></draw:line><draw:line text:anchor-type="paragraph" draw:z-index="5" draw:style-name="gr1" draw:text-style-name="P23" svg:x1="0cm" svg:y1="21.001cm" svg:x2="0.75cm" svg:y2="21.001cm"><text:p/></draw:line><draw:line text:anchor-type="paragraph" draw:z-index="6" draw:style-name="gr1" draw:text-style-name="P23" svg:x1="0.25cm" svg:y1="14.85cm" svg:x2="0.749cm" svg:y2="14.85cm"><text:p/></draw:line></text:p>
          </text:section>
          <text:p text:style-name="P10"/>
        </draw:text-box>
      </draw:frame>
      <draw:frame draw:style-name="fr4" draw:name="Letter Signs" text:anchor-type="page" text:anchor-page-number="1" svg:x="0cm" svg:y="9.7cm" svg:width="16.976cm" svg:height="1.842cm" draw:z-index="8">
        <draw:text-box>
          <text:p text:style-name="P7"/>
          <text:section text:style-name="Sect1" text:name="Letter Signs"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 table:style-name="Tabelle1.1">
                <table:table-cell office:value-type="string">
                  <text:p text:style-name="P11"/>
                </table:table-cell>
                <table:table-cell office:value-type="string">
                  <text:p text:style-name="P12"/>
                </table:table-cell>
                <table:table-cell office:value-type="string">
                  <text:p text:style-name="P19"/>
                </table:table-cell>
              </table:table-row>
              <table:table-row table:style-name="Tabelle1.2">
                <table:table-cell office:value-type="string">
                  <text:p text:style-name="P21">Annahme Wiegeschein intern:</text:p>
                </table:table-cell>
                <table:table-cell office:value-type="string">
                  <text:p text:style-name="P18">Mitarbeiter: <text:s text:c="9"/></text:p>
                </table:table-cell>
                <table:table-cell office:value-type="string">
                  <text:p text:style-name="P18"/>
                </table:table-cell>
              </table:table-row>
            </table:table>
            <text:p text:style-name="P8"/>
          </text:section>
        </draw:text-box>
      </draw:frame>
      <text:p text:style-name="P22"/>
      <text:p text:style-name="P16">Inhalt/Abfallart:...........................................................................................</text:p>
      <text:p text:style-name="P16">Sammelgruppe:..................................................</text:p>
      <text:p text:style-name="P16">Gewicht:................................ Anzahl Container/<text:span text:style-name="T8">Behälter:..............................</text:span></text:p>
      <text:p text:style-name="P15"/>
      <text:p text:style-name="P15">Transportkosten berechnen ja/nein:............Transportkosten Euro:......................</text:p>
      <text:p text:style-name="P15"/>
      <text:p text:style-name="P15">Anzahl Transporte: ….......................</text:p>
      <text:p text:style-name="Text_20_body"/>
      <text:p text:style-name="P15"/>
      <text:p text:style-name="P15">Besonderheiten / Hinweise für die Abrechnung:....................................................</text:p>
      <text:p text:style-name="P15"/>
      <text:p text:style-name="P15"/>
      <text:p text:style-name="P15">…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Albany1" svg:font-family="Albany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lbany2" svg:font-family="Albany" style:font-adornments="Fett" style:font-pitch="variable"/>
    <style:font-face style:name="Albany" svg:font-family="Albany" style:font-adornments="Standard" style:font-pitch="variable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Albany" fo:font-size="10pt" fo:letter-spacing="0.004cm" fo:language="de" fo:country="DE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fo:text-indent="0cm" style:auto-text-indent="false" fo:keep-with-next="always"/>
      <style:text-properties fo:font-size="10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1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Header" style:family="paragraph" style:parent-style-name="Heading" style:class="extra"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Albany2" fo:font-size="14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  <style:background-image/>
      </style:paragraph-properties>
      <style:text-properties style:font-name="Albany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/>
    </style:style>
    <style:style style:name="Subject" style:family="paragraph" style:parent-style-name="Standard" style:next-style-name="Text_20_body">
      <style:paragraph-properties fo:margin-top="0.63cm" fo:margin-bottom="0.63cm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579d1c" style:font-name="Arial"/>
    </style:style>
    <style:style style:name="MP2" style:family="paragraph" style:parent-style-name="Header_20_right">
      <style:paragraph-properties fo:text-align="start" style:justify-single-word="false"/>
      <style:text-properties fo:color="#579d1c" style:font-name="Arial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MP6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fo:color="#579d1c" style:font-name="Arial" fo:font-weight="bold" style:font-weight-asian="bold" style:font-weight-complex="bold"/>
    </style:style>
    <style:style style:name="MT2" style:family="text">
      <style:text-properties style:use-window-font-color="true" style:font-name="Arial" fo:font-weight="bold" style:font-weight-asian="bold" style:font-weight-complex="bold"/>
    </style:style>
    <style:style style:name="MT3" style:family="text">
      <style:text-properties style:use-window-font-color="true" style:font-name="Arial"/>
    </style:style>
    <style:style style:name="MT4" style:family="text">
      <style:text-properties style:font-name="Arial"/>
    </style:style>
    <style:style style:name="MT5" style:family="text">
      <style:text-properties fo:color="#579d1c" fo:font-weight="bold" style:font-weight-asian="bold" style:font-weight-complex="bold"/>
    </style:style>
    <style:style style:name="MT6" style:family="text">
      <style:text-properties style:use-window-font-color="true" fo:font-weight="bold" style:font-weight-asian="bold" style:font-weight-complex="bold"/>
    </style:style>
    <style:style style:name="MT7" style:family="text">
      <style:text-properties style:use-window-font-color="tru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5.5cm" fo:margin-left="0cm" fo:margin-right="0cm" fo:margin-bottom="1.499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8.74cm" fo:margin-left="0cm" fo:margin-right="0cm" fo:margin-bottom="5.74cm" style:dynamic-spacing="true"/>
      </style:header-style>
      <style:footer-style>
        <style:header-footer-properties fo:min-height="0.499cm" fo:margin-left="0cm" fo:margin-right="0cm" fo:margin-top="0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Markranstädt" text:name="City"/>
          <text:user-field-decl office:value-type="string" office:string-value="Metcera GmbH" text:name="Company"/>
          <text:user-field-decl office:value-type="string" office:string-value="04420" text:name="PostCode"/>
          <text:user-field-decl office:value-type="string" office:string-value="Edisonstraße 9" text:name="Street"/>
        </text:user-field-decls>
        <text:p text:style-name="MP1"><draw:frame draw:style-name="Mfr1" draw:name="Grafik2" text:anchor-type="paragraph" svg:x="13.792cm" svg:y="0.035cm" svg:width="3.097cm" svg:height="2.595cm" draw:z-index="0"><draw:image xlink:href="Pictures/1000000000000113000000B7D626EDF4.jpg" xlink:type="simple" xlink:show="embed" xlink:actuate="onLoad"/></draw:frame>Elektro- und Elektronik- Geräteverwertung</text:p>
        <text:p text:style-name="MP1"><text:user-field-get text:name="Company">Metcera GmbH</text:user-field-get></text:p>
        <text:p text:style-name="MP2"><text:user-field-get text:name="Street">Edisonstraße 9</text:user-field-get>, <text:user-field-get text:name="PostCode">04420</text:user-field-get> <text:user-field-get text:name="City">Markranstädt</text:user-field-get></text:p>
        <text:p text:style-name="MP2"><text:line-break/>_____________________________________________________________________________________________</text:p>
      </style:header>
      <style:footer>
        <text:p text:style-name="MP3"><text:span text:style-name="MT1">_________________________________________________________________________________________________________</text:span><text:span text:style-name="MT2"><text:line-break/>Metcera GmbH</text:span><text:span text:style-name="MT3"> • Edisonstraße 9 • 04420 • Markranstädt • Tel: 034205/18734 • Fax: 034205/18735 <text:line-break/>Geschäftsführer: Christian Kästner</text:span><text:span text:style-name="MT4"><text:line-break/>Web: www.metcera.de • eMail info@metcera.de<text:line-break/>IBAN:DE38 7012 0700 1901 1039 43 <text:s/>• BIC: OBKLDEMX <text:s/>• Bank: Oberbank AG Leipzig<text:line-break/>HRB: 37051 • Steuernummer: 238-114-06813</text:span><text:line-break/></text:p>
        <text:p text:style-name="MP4"><text:page-number style:num-format="1"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user-field-decls>
          <text:user-field-decl office:value-type="string" office:string-value="Metcera GmbH" text:name="Company"/>
        </text:user-field-decls>
        <text:p text:style-name="MP1"><draw:frame draw:style-name="Mfr1" draw:name="Grafik1" text:anchor-type="paragraph" svg:x="13.792cm" svg:y="0.035cm" svg:width="3.097cm" svg:height="2.595cm" draw:z-index="7"><draw:image xlink:href="Pictures/1000000000000113000000B7D626EDF4.jpg" xlink:type="simple" xlink:show="embed" xlink:actuate="onLoad"/></draw:frame>Elektro- und Elektronik- Geräteverwertung</text:p>
        <text:p text:style-name="MP1"><text:user-field-get text:name="Company">Metcera GmbH</text:user-field-get></text:p>
        <text:p text:style-name="MP2">Sestewitzerstraße 7, 04463 Großpösna /Störmthal</text:p>
        <text:p text:style-name="MP2"><text:line-break/>_____________________________________________________________________________________________</text:p>
      </style:header>
      <style:footer>
        <text:p text:style-name="MP5"><text:span text:style-name="MT5">_________________________________________________________________________________________________________</text:span><text:span text:style-name="MT6"><text:line-break/>Metcera GmbH</text:span><text:span text:style-name="MT7"> • Sestewitzer Straße 7 • 04463 • Großpösna • Tel: +493497-778066<text:line-break/>Geschäftsführer: Christian Kästner</text:span><text:line-break/>Web: www.metcera.de • eMail info@metcera.de<text:line-break/>IBAN:DE38 7012 0700 1901 1039 43 <text:s/>• BIC: OBKLDEMX <text:s/>• Bank: Oberbank AG Leipzig<text:line-break/>HRB: 37051 • Steuernummer: 238-114-06813<text:line-break/></text:p>
        <text:p text:style-name="MP6"><text:page-number text:select-page="current">1</text:page-number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escription>Moderner Brief mit serifenloser Schrift. Vorlage am 05.02.21 mit dem Brief-Assistent erstellt.</dc:description>
    <meta:creation-date>2022-01-14T14:35:50.24</meta:creation-date>
    <dc:language>de-DE</dc:language>
    <meta:editing-cycles>3</meta:editing-cycles>
    <meta:editing-duration>PT17M52S</meta:editing-duration>
    <dc:title>Metcera_GmbH</dc:title>
    <meta:initial-creator>Christian Kästner</meta:initial-creator>
    <meta:printed-by>Christian Kästner</meta:printed-by>
    <meta:print-date>2022-01-14T14:45:44.49</meta:print-date>
    <dc:date>2022-05-04T18:14:26.19</dc:date>
    <dc:creator>Christian Kästner</dc:creator>
    <meta:document-statistic meta:table-count="2" meta:image-count="2" meta:object-count="0" meta:page-count="1" meta:paragraph-count="23" meta:word-count="135" meta:character-count="1846"/>
    <meta:user-defined meta:name="Info 0"/>
    <meta:user-defined meta:name="Info 1"/>
    <meta:user-defined meta:name="Info 2"/>
    <meta:user-defined meta:name="Info 3"/>
  </office:meta>
</office:document-meta>
</file>